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</office:automatic-styles>
  <office:body>
    <office:spreadsheet>
      <table:calculation-settings/>
      <table:table table:name="Sheet1" table:style-name="ta1">
        <table:table-column table:number-columns-repeated="6"/>
        <table:table-row>
          <table:table-cell office:value-type="string" office:string-value="user">
            <text:p>user</text:p>
          </table:table-cell>
          <table:table-cell office:value-type="string" office:string-value="mouse_id">
            <text:p>mouse_id</text:p>
          </table:table-cell>
          <table:table-cell office:value-type="string" office:string-value="code">
            <text:p>code</text:p>
          </table:table-cell>
          <table:table-cell office:value-type="string" office:string-value="day">
            <text:p>day</text:p>
          </table:table-cell>
          <table:table-cell office:value-type="string" office:string-value="month">
            <text:p>month</text:p>
          </table:table-cell>
          <table:table-cell office:value-type="string" office:string-value="lineage_bias_expected">
            <text:p>lineage_bias_expected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1">
            <text:p>M1</text:p>
          </table:table-cell>
          <table:table-cell office:value-type="string" office:string-value="A">
            <text:p>A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1">
            <text:p>M1</text:p>
          </table:table-cell>
          <table:table-cell office:value-type="string" office:string-value="A">
            <text:p>A</text:p>
          </table:table-cell>
          <table:table-cell office:value-type="float" office:value="270">
            <text:p>27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3">
            <text:p>M3</text:p>
          </table:table-cell>
          <table:table-cell office:value-type="string" office:string-value="C">
            <text:p>C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3">
            <text:p>M3</text:p>
          </table:table-cell>
          <table:table-cell office:value-type="string" office:string-value="C">
            <text:p>C</text:p>
          </table:table-cell>
          <table:table-cell office:value-type="float" office:value="270">
            <text:p>270</text:p>
          </table:table-cell>
          <table:table-cell office:value-type="float" office:value="9">
            <text:p>9</text:p>
          </table:table-cell>
          <table:table-cell office:value-type="float" office:value="0.60000000352" table:formula="=0.60000000352">
            <text:p>0.600000004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3">
            <text:p>M3</text:p>
          </table:table-cell>
          <table:table-cell office:value-type="string" office:string-value="C">
            <text:p>C</text:p>
          </table:table-cell>
          <table:table-cell office:value-type="float" office:value="365">
            <text:p>365</text:p>
          </table:table-cell>
          <table:table-cell office:value-type="float" office:value="12">
            <text:p>12</text:p>
          </table:table-cell>
          <table:table-cell office:value-type="float" office:value="0.88235293772" table:formula="=0.88235293772">
            <text:p>0.882352938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4">
            <text:p>M4</text:p>
          </table:table-cell>
          <table:table-cell office:value-type="string" office:string-value="D">
            <text:p>D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4">
            <text:p>M4</text:p>
          </table:table-cell>
          <table:table-cell office:value-type="string" office:string-value="D">
            <text:p>D</text:p>
          </table:table-cell>
          <table:table-cell office:value-type="float" office:value="270">
            <text:p>270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4">
            <text:p>M4</text:p>
          </table:table-cell>
          <table:table-cell office:value-type="string" office:string-value="D">
            <text:p>D</text:p>
          </table:table-cell>
          <table:table-cell office:value-type="float" office:value="365">
            <text:p>365</text:p>
          </table:table-cell>
          <table:table-cell office:value-type="float" office:value="12">
            <text:p>12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6">
            <text:p>M6</text:p>
          </table:table-cell>
          <table:table-cell office:value-type="string" office:string-value="G">
            <text:p>G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6">
            <text:p>M6</text:p>
          </table:table-cell>
          <table:table-cell office:value-type="string" office:string-value="G">
            <text:p>G</text:p>
          </table:table-cell>
          <table:table-cell office:value-type="float" office:value="270">
            <text:p>270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</table:table-row>
      </table:table>
      <table:table table:name="Sheet2" table:style-name="ta1">
        <table:table-column/>
        <table:table-row>
          <table:table-cell/>
        </table:table-row>
      </table:table>
      <table:table table:name="Sheet3" table:style-name="ta1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
   <text:sheet-name>???</text:sheet-name>
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
   <text:sheet-name>???</text:sheet-name>
  
   <text:page-number>1</text:page-number>
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Unknown</meta:initial-creator>
    <meta:editing-cycles>5</meta:editing-cycles>
    <dc:date>2019-03-20T17:30:25</dc:date>
    <meta:creation-date>2019-03-20T13:17:14</meta:creation-date>
    <dc:creator>Samir Akre</dc:creator>
  </office:meta>
</office:document-meta>
</file>